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40"/></text:span><text:span text:style-name="T3">Программирование на языке Си <text:s text:c="79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89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Составление и отладка простейшей программы на языке С итеративного характера с це- <text:s text:c="2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лочисленными рекуррентными соотношениями, задающими некоторое регулярное движение точки в целочис- <text:s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/></text:span><text:span text:style-name="T3">ленной системе координат (i, j) с дискретным временем k и динамическим параметром движения l. <text:s text:c="20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24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1"><text:s/></text:span><text:span text:style-name="T3"><text:s/></text:span><text:span text:style-name="T3">Область прибытия: треугольник с вершинами в точках (-10; 0), (0; 10), (-10; 20)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<text:s/></text:span><text:span text:style-name="T3">Результатом работы программы должно быть сообщение о итоге движения: попадание в заданную область <text:s text:c="7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/></text:span><text:span text:style-name="T3">плоскости не более чем за 50 шагов и время попадания (номер шага, итерации) или сообщение о промахе, также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/></text:span><text:span text:style-name="T3">в результат надо включить время окончания движения, конечные координаты точки и значение динамического 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/></text:span><text:span text:style-name="T3">параметра движения. <text:s text:c="153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__________________ с <text:s text:c="2"/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Принтер <text:s/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56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версия 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версия 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9</text:span></text:p>
          </draw:text-box>
        </draw:frame>
        <draw:frame draw:style-name="gr32" draw:text-style-name="P4" draw:layer="layout" svg:width="6.424cm" svg:height="0.505cm" svg:x="1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31 » </text:span><text:span text:style-name="T3">октября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формах: словесной, псевдокода, графической [блок-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4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работы, первоначальный текст программы в черновике (можно 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4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</text:span></text:p>
          </draw:text-box>
        </draw:frame>
        <draw:frame draw:style-name="gr50" draw:text-style-name="P9" draw:layer="layout" svg:width="17.934cm" svg:height="7.051cm" svg:x="1.9cm" svg:y="13.8cm">
          <draw:text-box>
            <text:p><text:span text:style-name="T15">1) Придумать алгоритм для решения задачи.</text:span></text:p>
            <text:p><text:span text:style-name="T15">2) Реализовать все функции, встречающиеся в задании:</text:span></text:p>
            <text:p><text:span text:style-name="T15"><text:s text:c="4"/></text:span><text:span text:style-name="T15">- реализовать функцию sign;</text:span></text:p>
            <text:p><text:span text:style-name="T15"><text:s text:c="4"/></text:span><text:span text:style-name="T15">- реализовать функцию min;</text:span></text:p>
            <text:p><text:span text:style-name="T15"><text:s text:c="4"/></text:span><text:span text:style-name="T15">- реализовать функцию max;</text:span></text:p>
            <text:p><text:span text:style-name="T15"><text:s text:c="4"/></text:span><text:span text:style-name="T15">- реализовать функцию abs;</text:span></text:p>
            <text:p><text:span text:style-name="T15"><text:s text:c="4"/></text:span><text:span text:style-name="T15">- реализовать функцию mod, беря за основу евклидово деление.</text:span></text:p>
            <text:p><text:span text:style-name="T15">3) Реализовать функцию CheckPoint, которая будет проверять попадание точки в треугольник.</text:span></text:p>
            <text:p><text:span text:style-name="T15">4) Реализовать основной цикл программы.</text:span></text:p>
            <text:p><text:span text:style-name="T15"/></text:p>
          </draw:text-box>
        </draw:frame>
        <draw:frame draw:style-name="gr51" draw:text-style-name="P9" draw:layer="layout" svg:width="17.6cm" svg:height="5.641cm" svg:x="1.7cm" svg:y="2.4cm">
          <draw:text-box>
            <text:p><text:span text:style-name="T15">Каждую сторону треугольника будем рассматривать как векторы a, b, c, направленные в одну сторону: по часовой или против часовой стрелки. Тогда новая точка будет началом трёх векторов d, e, f, направленных к точкам треугольника. Векторные произведения [d, a], [e, b], [f, c] будут образовывать новые вектора на оси z. Рассмотрим алгебраические значения ортогональных проекций новых векторов на ось z: все они будут одного знака, если точка находится внутри треугольника; если какое-то значение равно нулю, то точка лежит на одной из сторон треугольника; если значения разных знаков — точка вне треугольника.</text:span></text:p>
            <text:p><text:span text:style-name="T15">Пусть (x1, y1), (x2, y2), (x3, y3) — координаты точек вершин треугольника, а (x0, y0) — координаты рассматриваемой точки. Тогда формулы для значений проекций имеют вид:</text:span></text:p>
            <text:p><text:span text:style-name="T15">(x1-x0)*(y2-y1)-(x2-x1)*(y1-y0)</text:span></text:p>
            <text:p><text:span text:style-name="T15">(x2-x0)*(y3-y2)-(x3-x2)*(y2-y0)</text:span></text:p>
            <text:p><text:span text:style-name="T15">(x3-x0)*(y1-y3)-(x1-x3)*(y3-y0)</text:span></text:p>
          </draw:text-box>
        </draw:frame>
      </draw:page>
      <draw:page draw:name="page3" draw:style-name="dp1" draw:master-page-name="master-page35">
        <draw:frame draw:style-name="gr52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3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листинг окончательного варианта программы с тестовыми примерами, подписанный </text:span></text:p>
          </draw:text-box>
        </draw:frame>
        <draw:frame draw:style-name="gr54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5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6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7" draw:text-style-name="P10" draw:layer="layout" svg:width="14.175cm" svg:height="0.353cm" svg:x="5.2cm" svg:y="1.5cm">
          <draw:text-box>
            <text:p text:style-name="P1"><text:span text:style-name="T13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8" draw:text-style-name="P7" draw:layer="layout" svg:width="17.829cm" svg:height="0.353cm" svg:x="1.043cm" svg:y="1.891cm">
          <draw:text-box>
            <text:p text:style-name="P1"><text:span text:style-name="T13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59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9" draw:text-style-name="P5" draw:layer="layout" svg:x1="1.042cm" svg:y1="4.529cm" svg:x2="19.144cm" svg:y2="4.529cm">
          <text:p/>
        </draw:line>
        <draw:line draw:style-name="gr59" draw:text-style-name="P5" draw:layer="layout" svg:x1="14.512cm" svg:y1="3.292cm" svg:x2="14.512cm" svg:y2="17.267cm">
          <text:p/>
        </draw:line>
        <draw:line draw:style-name="gr59" draw:text-style-name="P5" draw:layer="layout" svg:x1="9.619cm" svg:y1="3.292cm" svg:x2="9.619cm" svg:y2="17.267cm">
          <text:p/>
        </draw:line>
        <draw:line draw:style-name="gr59" draw:text-style-name="P5" draw:layer="layout" svg:x1="5.699cm" svg:y1="3.292cm" svg:x2="5.699cm" svg:y2="17.267cm">
          <text:p/>
        </draw:line>
        <draw:line draw:style-name="gr59" draw:text-style-name="P5" draw:layer="layout" svg:x1="4.2cm" svg:y1="3.292cm" svg:x2="4.2cm" svg:y2="17.267cm">
          <text:p/>
        </draw:line>
        <draw:line draw:style-name="gr59" draw:text-style-name="P5" draw:layer="layout" svg:x1="2.964cm" svg:y1="3.292cm" svg:x2="2.964cm" svg:y2="17.267cm">
          <text:p/>
        </draw:line>
        <draw:line draw:style-name="gr59" draw:text-style-name="P5" draw:layer="layout" svg:x1="1.711cm" svg:y1="3.292cm" svg:x2="1.711cm" svg:y2="17.267cm">
          <text:p/>
        </draw:line>
        <draw:frame draw:style-name="gr60" draw:text-style-name="P7" draw:layer="layout" svg:width="11.83cm" svg:height="0.353cm" svg:x="1.043cm" svg:y="2.314cm">
          <draw:text-box>
            <text:p text:style-name="P1"><text:span text:style-name="T13">существенном участии преподавателя и других лиц в написании и отладке программы.</text:span></text:p>
          </draw:text-box>
        </draw:frame>
        <draw:frame draw:style-name="gr61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Примечание</text:span></text:p>
          </draw:text-box>
        </draw:frame>
        <draw:frame draw:style-name="gr62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3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4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5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6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</text:span><text:span text:style-name="T1">____________________________________</text:span><text:span text:style-name="T1">______________________________</text:span></text:p>
          </draw:text-box>
        </draw:frame>
        <draw:frame draw:style-name="gr66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_______________</text:span><text:span text:style-name="T1">_______</text:span></text:p>
          </draw:text-box>
        </draw:frame>
        <draw:frame draw:style-name="gr66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___________________</text:span><text:span text:style-name="T1">_______________</text:span></text:p>
          </draw:text-box>
        </draw:frame>
        <draw:frame draw:style-name="gr67" draw:text-style-name="P6" draw:layer="layout" svg:width="2.415cm" svg:height="0.471cm" svg:x="1.7cm" svg:y="19.298cm">
          <draw:text-box>
            <text:p text:style-name="P1"><text:span text:style-name="T1"><text:s/></text:span><text:span text:style-name="T17">11.</text:span><text:span text:style-name="T10"> </text:span><text:span text:style-name="T1"><text:s/></text:span><text:span text:style-name="T17">Выводы</text:span></text:p>
          </draw:text-box>
        </draw:frame>
        <draw:frame draw:style-name="gr68" draw:text-style-name="P3" draw:layer="layout" svg:width="19.2cm" svg:height="5.641cm" svg:x="1.229cm" svg:y="19.704cm">
          <draw:text-box>
            <text:p text:style-name="P1"><text:span text:style-name="T18"><text:s/></text:span><text:span text:style-name="T18">Я попрактиковался в составлении итеративных программ на языке Си, а также подкрепил </text:span><text:span text:style-name="T18">знания в <text:s text:c="4"/></text:span></text:p>
            <text:p text:style-name="P1"><text:span text:style-name="T18">аналитической геометрии. Узнал, что существуют разные алгоритмы деления и взятия остатка. </text:span><text:span text:style-name="T18">Был <text:s text:c="3"/></text:span></text:p>
            <text:p text:style-name="P1"><text:span text:style-name="T18">удивлён отсутствию логического типа boolean в первых стандартах языка Си. <text:s text:c="31"/></text:span><text:span text:style-name="T18"><text:s text:c="10"/></text:span></text:p>
            <text:p text:style-name="P1"><text:span text:style-name="T18"><text:s text:c="166"/></text:span><text:span text:style-name="T18"><text:s text:c="9"/></text:span></text:p>
            <text:p text:style-name="P1"><text:span text:style-name="T18"><text:s text:c="166"/></text:span><text:span text:style-name="T18"><text:s text:c="9"/></text:span></text:p>
            <text:p text:style-name="P1"><text:span text:style-name="T18"><text:s text:c="166"/></text:span><text:span text:style-name="T18"><text:s text:c="9"/></text:span></text:p>
            <text:p text:style-name="P1"><text:span text:style-name="T18"><text:s text:c="166"/></text:span><text:span text:style-name="T18"><text:s text:c="9"/></text:span></text:p>
            <text:p text:style-name="P1"><text:span text:style-name="T18"><text:s text:c="166"/></text:span><text:span text:style-name="T18"><text:s text:c="9"/></text:span></text:p>
            <text:p text:style-name="P1"><text:span text:style-name="T18"><text:s text:c="166"/></text:span><text:span text:style-name="T18"><text:s text:c="9"/></text:span></text:p>
            <text:p text:style-name="P1"><text:span text:style-name="T18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</text:span><text:span text:style-name="T1">задания могут быть устранены </text:span><text:span text:style-name="T1">следующим образом: </text:span><text:span text:style-name="T1">_____________________________</text:span><text:span text:style-name="T1">___</text:span></text:p>
          </draw:text-box>
        </draw:frame>
        <draw:frame draw:style-name="gr66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</text:span></text:p>
          </draw:text-box>
        </draw:frame>
        <draw:frame draw:style-name="gr66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7T23:29:38.062724310</dc:date>
    <meta:editing-duration>PT3H16M16S</meta:editing-duration>
    <meta:editing-cycles>44</meta:editing-cycles>
    <meta:generator>LibreOffice/6.4.7.2$Linux_X86_64 LibreOffice_project/40$Build-2</meta:generator>
    <meta:document-statistic meta:object-count="116"/>
  </office:meta>
</office:document-meta>
</file>